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400001E3C00001BD2F91FE889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co1" style:family="table-column">
      <style:table-column-properties style:column-width="4.492cm" style:use-optimal-column-width="false"/>
    </style:style>
    <style:style style:name="co2" style:family="table-column">
      <style:table-column-properties style:column-width="4.501cm" style:use-optimal-column-width="false"/>
    </style:style>
    <style:style style:name="ro1" style:family="table-row">
      <style:table-row-properties style:row-height="2.624cm"/>
    </style:style>
    <style:style style:name="ro2" style:family="table-row">
      <style:table-row-properties style:row-height="2.635cm"/>
    </style:style>
    <style:style style:name="ce1" style:family="table-cell">
      <style:graphic-properties style:repeat="repeat" draw:textarea-vertical-align="bottom"/>
      <style:paragraph-properties fo:text-align="center" style:border-line-width="0.001cm 0.05cm 0.02cm" fo:border="0.071cm double #ffffff"/>
      <style:text-properties fo:font-size="24pt" style:font-size-asian="24pt" style:font-size-complex="24pt"/>
    </style:style>
    <style:style style:name="ce2" style:family="table-cell">
      <style:graphic-properties style:repeat="repeat" draw:textarea-vertical-align="bottom"/>
      <style:paragraph-properties style:border-line-width-top="0.001cm 0.05cm 0.02cm" fo:border-left="0.001cm solid #ffffff" fo:border-right="0.001cm solid #ffffff" fo:border-top="0.071cm double #ffffff" fo:border-bottom="0.001cm solid #ffffff"/>
      <style:text-properties fo:font-size="24pt" style:font-size-asian="24pt" style:font-size-complex="24pt"/>
    </style:style>
    <style:style style:name="ce3" style:family="table-cell">
      <style:graphic-properties style:repeat="repeat" draw:textarea-vertical-align="bottom"/>
      <style:text-properties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ffff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How To Solve with numPy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"><text:span text:style-name="T1">This is a 3xm matrix where m is the number of points gotten from the map</text:span></text:p>
            <text:p text:style-name="P1">X = matrix([ones((nEls,1)) xVals yVals])</text:p>
            <text:p text:style-name="P1"><text:span text:style-name="T1">The next vector is a column vector</text:span></text:p>
            <text:p text:style-name="P1">Y = matrix(mapValues) </text:p>
            <text:p text:style-name="P1"><text:span text:style-name="T1">The next line computes the 2d solution to the points</text:span></text:p>
            <text:p text:style-name="P1">Z = X.I*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6.249cm" svg:height="20.999cm" svg:x="1.056cm" svg:y="-0.001cm">
          <draw:image xlink:href="/L:/Call%20of%20Duty%20Maps/uo_carentan.jpg" xlink:type="simple" xlink:show="embed" xlink:actuate="onLoad">
            <text:p/>
          </draw:image>
        </draw:frame>
        <draw:frame draw:style-name="gr3" draw:text-style-name="P3" draw:layer="layout" svg:width="2.475cm" svg:height="0.963cm" svg:x="8.89cm" svg:y="13.124cm">
          <draw:text-box>
            <text:p text:style-name="P3">Point 1</text:p>
          </draw:text-box>
        </draw:frame>
        <draw:frame draw:style-name="gr3" draw:text-style-name="P3" draw:layer="layout" svg:width="2.475cm" svg:height="0.963cm" svg:x="12.7cm" svg:y="3.175cm">
          <draw:text-box>
            <text:p text:style-name="P3">Point 3</text:p>
          </draw:text-box>
        </draw:frame>
        <draw:frame draw:style-name="gr3" draw:text-style-name="P3" draw:layer="layout" svg:width="2.475cm" svg:height="0.963cm" svg:x="8.891cm" svg:y="13.125cm">
          <draw:text-box>
            <text:p text:style-name="P3">Point 1</text:p>
          </draw:text-box>
        </draw:frame>
        <draw:frame draw:style-name="gr3" draw:text-style-name="P3" draw:layer="layout" svg:width="2.475cm" svg:height="0.963cm" svg:x="7.05cm" svg:y="6.022cm">
          <draw:text-box>
            <text:p text:style-name="P3">Point 2</text:p>
          </draw:text-box>
        </draw:frame>
        <draw:frame draw:style-name="gr3" draw:text-style-name="P3" draw:layer="layout" svg:width="2.475cm" svg:height="0.963cm" svg:x="15.875cm" svg:y="7.927cm">
          <draw:text-box>
            <text:p text:style-name="P3">Point 4</text:p>
          </draw:text-box>
        </draw:frame>
        <draw:frame draw:style-name="gr3" draw:text-style-name="P3" draw:layer="layout" svg:width="2.475cm" svg:height="0.963cm" svg:x="12.701cm" svg:y="3.176cm">
          <draw:text-box>
            <text:p text:style-name="P3">Point 3</text:p>
          </draw:text-box>
        </draw:frame>
        <draw:frame draw:style-name="gr3" draw:text-style-name="P3" draw:layer="layout" svg:width="2.475cm" svg:height="0.963cm" svg:x="13.413cm" svg:y="13.309cm">
          <draw:text-box>
            <text:p text:style-name="P3">Point 4</text:p>
          </draw:text-box>
        </draw:frame>
        <draw:line draw:style-name="gr4" draw:text-style-name="P2" draw:layer="layout" svg:x1="10.081cm" svg:y1="11.668cm" svg:x2="9.393cm" svg:y2="13.083cm">
          <text:p/>
        </draw:line>
        <draw:line draw:style-name="gr4" draw:text-style-name="P2" draw:layer="layout" svg:x1="8.983cm" svg:y1="4.724cm" svg:x2="8.295cm" svg:y2="6.139cm">
          <text:p/>
        </draw:line>
        <draw:line draw:style-name="gr4" draw:text-style-name="P2" draw:layer="layout" svg:x1="17.661cm" svg:y1="6.564cm" svg:x2="16.973cm" svg:y2="7.979cm">
          <text:p/>
        </draw:line>
        <draw:line draw:style-name="gr4" draw:text-style-name="P2" draw:layer="layout" svg:x1="15.293cm" svg:y1="11.989cm" svg:x2="14.605cm" svg:y2="13.404cm">
          <text:p/>
        </draw:line>
        <draw:line draw:style-name="gr4" draw:text-style-name="P2" draw:layer="layout" svg:x1="14.723cm" svg:y1="2.015cm" svg:x2="14.035cm" svg:y2="3.43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2" draw:layer="layout" svg:width="20.088cm" svg:height="16.475cm" svg:x="-17.323cm" svg:y="1.415cm">
          <draw:image xlink:href="Pictures/2000002400001E3C00001BD2F91FE889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standard" draw:layer="layout" svg:width="22.468cm" svg:height="15.754cm" svg:x="2.804cm" svg:y="2.6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Point</text:p>
              </table:table-cell>
              <table:table-cell>
                <text:p text:style-name="P5">xMap</text:p>
              </table:table-cell>
              <table:table-cell>
                <text:p text:style-name="P5">yMap</text:p>
              </table:table-cell>
              <table:table-cell>
                <text:p text:style-name="P5">xImage</text:p>
              </table:table-cell>
              <table:table-cell>
                <text:p text:style-name="P5">yImage</text:p>
              </table:table-cell>
            </table:table-row>
            <table:table-row table:style-name="ro1" table:default-cell-style-name="ce2">
              <table:table-cell>
                <text:p text:style-name="P6">1</text:p>
              </table:table-cell>
              <table:table-cell>
                <text:p text:style-name="P6">-458.26</text:p>
              </table:table-cell>
              <table:table-cell>
                <text:p text:style-name="P6">2430.75</text:p>
              </table:table-cell>
              <table:table-cell>
                <text:p text:style-name="P6">1234</text:p>
              </table:table-cell>
              <table:table-cell>
                <text:p text:style-name="P6">2779</text:p>
              </table:table-cell>
            </table:table-row>
            <table:table-row table:style-name="ro1" table:default-cell-style-name="ce3">
              <table:table-cell>
                <text:p text:style-name="P6">2</text:p>
              </table:table-cell>
              <table:table-cell>
                <text:p text:style-name="P6">1131.94</text:p>
              </table:table-cell>
              <table:table-cell>
                <text:p text:style-name="P6">2711.69</text:p>
              </table:table-cell>
              <table:table-cell>
                <text:p text:style-name="P6">1045</text:p>
              </table:table-cell>
              <table:table-cell>
                <text:p text:style-name="P6">1597</text:p>
              </table:table-cell>
            </table:table-row>
            <table:table-row table:style-name="ro1" table:default-cell-style-name="ce3">
              <table:table-cell>
                <text:p text:style-name="P6">3</text:p>
              </table:table-cell>
              <table:table-cell>
                <text:p text:style-name="P6">1727.87</text:p>
              </table:table-cell>
              <table:table-cell>
                <text:p text:style-name="P6">1379.84</text:p>
              </table:table-cell>
              <table:table-cell>
                <text:p text:style-name="P6">2010</text:p>
              </table:table-cell>
              <table:table-cell>
                <text:p text:style-name="P6">1149</text:p>
              </table:table-cell>
            </table:table-row>
            <table:table-row table:style-name="ro1" table:default-cell-style-name="ce3">
              <table:table-cell>
                <text:p text:style-name="P6">4</text:p>
              </table:table-cell>
              <table:table-cell>
                <text:p text:style-name="P6">655.87</text:p>
              </table:table-cell>
              <table:table-cell>
                <text:p text:style-name="P6">744.15</text:p>
              </table:table-cell>
              <table:table-cell>
                <text:p text:style-name="P6">2510</text:p>
              </table:table-cell>
              <table:table-cell>
                <text:p text:style-name="P6">1910</text:p>
              </table:table-cell>
            </table:table-row>
            <table:table-row table:style-name="ro2" table:default-cell-style-name="ce3">
              <table:table-cell>
                <text:p text:style-name="P6">5</text:p>
              </table:table-cell>
              <table:table-cell>
                <text:p text:style-name="P6">-519.88</text:p>
              </table:table-cell>
              <table:table-cell>
                <text:p text:style-name="P6">1292.99</text:p>
              </table:table-cell>
              <table:table-cell>
                <text:p text:style-name="P6">2107</text:p>
              </table:table-cell>
              <table:table-cell>
                <text:p text:style-name="P6">282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2" draw:layer="layout" svg:width="26.249cm" svg:height="20.999cm" svg:x="0.76cm" svg:y="0cm">
          <draw:image xlink:href="/L:/Call%20of%20Duty%20Maps/uo_dawnville.jpg" xlink:type="simple" xlink:show="embed" xlink:actuate="onLoad">
            <text:p/>
          </draw:image>
        </draw:frame>
        <draw:frame draw:style-name="gr3" draw:text-style-name="P7" draw:layer="layout" svg:width="2.475cm" svg:height="0.963cm" svg:x="18.247cm" svg:y="9.747cm">
          <draw:text-box>
            <text:p text:style-name="P7">Point 2</text:p>
          </draw:text-box>
        </draw:frame>
        <draw:frame draw:style-name="gr3" draw:text-style-name="P7" draw:layer="layout" svg:width="2.475cm" svg:height="0.963cm" svg:x="11.33cm" svg:y="6.403cm">
          <draw:text-box>
            <text:p text:style-name="P7">Point 1</text:p>
          </draw:text-box>
        </draw:frame>
        <draw:frame draw:style-name="gr3" draw:text-style-name="P7" draw:layer="layout" svg:width="2.475cm" svg:height="0.963cm" svg:x="22.627cm" svg:y="12.713cm">
          <draw:text-box>
            <text:p text:style-name="P7">Point 3</text:p>
          </draw:text-box>
        </draw:frame>
        <draw:frame draw:style-name="gr3" draw:text-style-name="P7" draw:layer="layout" svg:width="2.475cm" svg:height="0.963cm" svg:x="16.348cm" svg:y="15.269cm">
          <draw:text-box>
            <text:p text:style-name="P7">Point 4</text:p>
          </draw:text-box>
        </draw:frame>
        <draw:frame draw:style-name="gr3" draw:text-style-name="P7" draw:layer="layout" svg:width="2.475cm" svg:height="0.963cm" svg:x="13.337cm" svg:y="11.254cm">
          <draw:text-box>
            <text:p text:style-name="P7">Point 5</text:p>
          </draw:text-box>
        </draw:frame>
        <draw:frame draw:style-name="gr3" draw:text-style-name="P7" draw:layer="layout" svg:width="2.475cm" svg:height="0.963cm" svg:x="10.479cm" svg:y="14.083cm">
          <draw:text-box>
            <text:p text:style-name="P7">Point 6</text:p>
          </draw:text-box>
        </draw:frame>
        <draw:frame draw:style-name="gr3" draw:text-style-name="P7" draw:layer="layout" svg:width="2.475cm" svg:height="0.963cm" svg:x="5.068cm" svg:y="12.451cm">
          <draw:text-box>
            <text:p text:style-name="P7">Point 7</text:p>
          </draw:text-box>
        </draw:frame>
        <draw:frame draw:style-name="gr3" draw:text-style-name="P7" draw:layer="layout" svg:width="2.475cm" svg:height="0.963cm" svg:x="5.018cm" svg:y="9.205cm">
          <draw:text-box>
            <text:p text:style-name="P7">Point 8</text:p>
          </draw:text-box>
        </draw:frame>
        <draw:line draw:style-name="gr4" draw:text-style-name="P2" draw:layer="layout" svg:x1="6.117cm" svg:y1="7.954cm" svg:x2="6.151cm" svg:y2="9.26cm">
          <text:p/>
        </draw:line>
        <draw:frame draw:style-name="gr3" draw:text-style-name="P7" draw:layer="layout" svg:width="2.475cm" svg:height="0.963cm" svg:x="5.069cm" svg:y="12.452cm">
          <draw:text-box>
            <text:p text:style-name="P7">Point 7</text:p>
          </draw:text-box>
        </draw:frame>
        <draw:frame draw:style-name="gr3" draw:text-style-name="P7" draw:layer="layout" svg:width="2.475cm" svg:height="0.963cm" svg:x="5.069cm" svg:y="12.452cm">
          <draw:text-box>
            <text:p text:style-name="P7">Point 7</text:p>
          </draw:text-box>
        </draw:frame>
        <draw:line draw:style-name="gr4" draw:text-style-name="P2" draw:layer="layout" svg:x1="10.601cm" svg:y1="13.505cm" svg:x2="10.635cm" svg:y2="14.811cm">
          <text:p/>
        </draw:line>
        <draw:line draw:style-name="gr4" draw:text-style-name="P2" draw:layer="layout" svg:x1="6.117cm" svg:y1="7.954cm" svg:x2="6.151cm" svg:y2="9.26cm">
          <text:p/>
        </draw:line>
        <draw:line draw:style-name="gr4" draw:text-style-name="P2" draw:layer="layout" svg:x1="6.117cm" svg:y1="7.954cm" svg:x2="6.151cm" svg:y2="9.26cm">
          <text:p/>
        </draw:line>
        <draw:line draw:style-name="gr4" draw:text-style-name="P2" draw:layer="layout" svg:x1="6.117cm" svg:y1="7.954cm" svg:x2="6.151cm" svg:y2="9.26cm">
          <text:p/>
        </draw:line>
        <draw:line draw:style-name="gr4" draw:text-style-name="P2" draw:layer="layout" svg:x1="6.117cm" svg:y1="7.954cm" svg:x2="6.151cm" svg:y2="9.26cm">
          <text:p/>
        </draw:line>
        <draw:line draw:style-name="gr4" draw:text-style-name="P2" draw:layer="layout" svg:x1="6.117cm" svg:y1="7.954cm" svg:x2="6.151cm" svg:y2="9.26cm">
          <text:p/>
        </draw:line>
        <draw:line draw:style-name="gr4" draw:text-style-name="P2" draw:layer="layout" svg:x1="6.117cm" svg:y1="7.954cm" svg:x2="6.151cm" svg:y2="9.26cm">
          <text:p/>
        </draw:line>
        <draw:line draw:style-name="gr4" draw:text-style-name="P2" draw:layer="layout" svg:x1="16.253cm" svg:y1="14.553cm" svg:x2="16.287cm" svg:y2="15.859cm">
          <text:p/>
        </draw:line>
        <draw:line draw:style-name="gr4" draw:text-style-name="P2" draw:layer="layout" svg:x1="5.24cm" svg:y1="11.392cm" svg:x2="5.274cm" svg:y2="12.698cm">
          <text:p/>
        </draw:line>
        <draw:line draw:style-name="gr4" draw:text-style-name="P2" draw:layer="layout" svg:x1="13.693cm" svg:y1="5.206cm" svg:x2="13.727cm" svg:y2="6.512cm">
          <text:p/>
        </draw:line>
        <draw:line draw:style-name="gr4" draw:text-style-name="P2" draw:layer="layout" svg:x1="18.109cm" svg:y1="8.797cm" svg:x2="18.143cm" svg:y2="10.103cm">
          <text:p/>
        </draw:line>
        <draw:line draw:style-name="gr4" draw:text-style-name="P2" draw:layer="layout" svg:x1="22.748cm" svg:y1="12.181cm" svg:x2="22.782cm" svg:y2="13.487cm">
          <text:p/>
        </draw:line>
        <draw:line draw:style-name="gr4" draw:text-style-name="P2" draw:layer="layout" svg:x1="13.11cm" svg:y1="10.72cm" svg:x2="13.144cm" svg:y2="12.026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s Bennett</meta:initial-creator>
    <meta:creation-date>2010-01-25T18:10:30.46</meta:creation-date>
    <dc:date>2010-01-26T16:35:13.81</dc:date>
    <dc:creator>Mats Bennett</dc:creator>
    <meta:editing-duration>PT22H24M41S</meta:editing-duration>
    <meta:editing-cycles>4</meta:editing-cycles>
    <meta:generator>OpenOffice.org/3.1$Win32 OpenOffice.org_project/310m19$Build-9420</meta:generator>
    <meta:document-statistic meta:object-count="73"/>
  </office:meta>
</office:document-meta>
</file>